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C00000348EBD0B46C2BDA53FF.png" manifest:media-type="image/png"/>
  <manifest:file-entry manifest:full-path="Pictures/100002010000029F000001B940BE2EFDBE1AEB54.png" manifest:media-type="image/png"/>
  <manifest:file-entry manifest:full-path="Pictures/10000201000004B5000001D08783296528C1ACCC.png" manifest:media-type="image/png"/>
  <manifest:file-entry manifest:full-path="Pictures/100002010000047D00000659971B124A236E6B76.png" manifest:media-type="image/png"/>
  <manifest:file-entry manifest:full-path="Pictures/10000201000004F00000030A3569BED94DC758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9.4661in" draw:z-index="0"><draw:image xlink:href="Pictures/100002010000047D00000659971B124A236E6B76.png" xlink:type="simple" xlink:show="embed" xlink:actuate="onLoad" loext:mime-type="image/png"/></draw:frame></text:p>
      <text:p text:style-name="Standard"/>
      <text:p text:style-name="P1"><draw:frame draw:style-name="fr2" draw:name="Image2" text:anchor-type="paragraph" svg:x="-1.3209in" svg:y="2.3354in" svg:width="9.4689in" svg:height="5.8283in" draw:z-index="1" draw:transform="translate (-3.41358267716535in -5.2496062992126in) rotate (4.71238898038469) translate (3.41358267716535in 5.2496062992126in)"><draw:image xlink:href="Pictures/10000201000004F00000030A3569BED94DC7584E.png" xlink:type="simple" xlink:show="embed" xlink:actuate="onLoad" loext:mime-type="image/png"/></draw:frame></text:p>
      <text:p text:style-name="P1"><draw:frame draw:style-name="fr2" draw:name="Image3" text:anchor-type="paragraph" svg:x="0.0264in" svg:y="0.3646in" svg:width="6.6346in" svg:height="4.3602in" draw:z-index="2"><draw:image xlink:href="Pictures/100002010000029F000001B940BE2EFDBE1AEB54.png" xlink:type="simple" xlink:show="embed" xlink:actuate="onLoad" loext:mime-type="image/png"/></draw:frame></text:p>
      <text:p text:style-name="P1"><draw:frame draw:style-name="fr2" draw:name="Image4" text:anchor-type="paragraph" svg:x="-1.5618in" svg:y="3.0654in" svg:width="9.2102in" svg:height="3.5465in" draw:z-index="3" draw:transform="translate (-3.04330708661417in -4.83858267716535in) rotate (4.71238898038469) translate (3.04330708661417in 4.83858267716535in)"><draw:image xlink:href="Pictures/10000201000004B5000001D08783296528C1ACCC.png" xlink:type="simple" xlink:show="embed" xlink:actuate="onLoad" loext:mime-type="image/png"/></draw:frame></text:p>
      <text:p text:style-name="P1"><draw:frame draw:style-name="fr1" draw:name="Image5" text:anchor-type="paragraph" svg:width="6.6929in" svg:height="8.2193in" draw:z-index="4"><draw:image xlink:href="Pictures/10000201000002AC00000348EBD0B46C2BDA53F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5:53:35.703011637</meta:creation-date>
    <meta:generator>LibreOffice/6.0.7.3$Linux_X86_64 LibreOffice_project/00m0$Build-3</meta:generator>
    <dc:date>2020-03-06T16:04:53.186531806</dc:date>
    <meta:editing-duration>PT11M17S</meta:editing-duration>
    <meta:editing-cycles>1</meta:editing-cycles>
    <meta:document-statistic meta:table-count="0" meta:image-count="5" meta:object-count="0" meta:page-count="5" meta:paragraph-count="0" meta:word-count="0" meta:character-count="0" meta:non-whitespace-character-count="0"/>
  </office:meta>
</office:document-meta>
</file>